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font-name="Courier New" fo:font-size="9.5pt" fo:language="en" fo:country="US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font-name="Courier New" fo:font-size="9.5pt" fo:language="en" fo:country="US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9.5pt" fo:language="en" fo:country="US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3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3">tag1”</text:span> whith “<text:span text:style-name="T3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3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3">...</text:span></text:p>
      <text:p text:style-name="Text_20_body">Puede que el método se lea bien pero sea desconocido:</text:p>
      <text:p text:style-name="Text_20_body">[908]: Unknown Method: “<text:span text:style-name="T3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3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10"> after param</text:span><text:span text:style-name="T3"> N</text:span></text:p>
      <text:p text:style-name="Text_20_body"/>
      <text:h text:style-name="Heading_20_3" text:outline-level="3">7) Proceso los parámetros</text:h>
      <text:p text:style-name="Text_20_body">Una vez separados los parámetros proceso cada uno de ellos comprobando que el tipo es válido y que puede leerse. Hay dos errores que pueden aparecer en el proceso:</text:p>
      <text:p text:style-name="Text_20_body"/>
      <text:p text:style-name="Text_20_body">[903]”Unknown data type: <text:span text:style-name="T3">type</text:span>” se produce al encontrar un argumento de un tipo no reconocido en XML-RPC indica textualmente el tipo recibido.</text:p>
      <text:p text:style-name="Text_20_body">[904]”Unknown Method: <text:span text:style-name="T3">mehod name</text:span>” se produce al encontrar nombre de método no reconocido por JIL. Indica textualmente el nombre recibido.</text:p>
      <text:p text:style-name="Text_20_body"/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/>
      <text:p text:style-name="Text_20_body"><text:soft-page-break/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3">versiones</text:span> del protocolo (para detectar posibles errores o incompatibilidades antes de continuar). Se indica también si es necesario hacer autenticación. Se incluye un <text:span text:style-name="T3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7"><text:tab/><text:tab/>&lt;param&gt;</text:span></text:p>
      <text:p text:style-name="P12"><text:span text:style-name="T9"><text:tab/><text:tab/><text:tab/>&lt;value&gt;&lt;string&gt;</text:span><text:span text:style-name="T4">version</text:span><text:span text:style-name="T9">&lt;/string&gt;&lt;/value&gt;</text:span></text:p>
      <text:p text:style-name="P4"><text:span text:style-name="T7"><text:tab/><text:tab/>&lt;/param&gt;</text:span></text:p>
      <text:p text:style-name="P4"><text:span text:style-name="T7"><text:tab/><text:tab/>&lt;param&gt;</text:span></text:p>
      <text:p text:style-name="P12"><text:span text:style-name="T9"><text:tab/><text:tab/><text:tab/>&lt;value&gt;&lt;i4&gt;</text:span><text:span text:style-name="T4">SesionID</text:span><text:span text:style-name="T9">&lt;/i4&gt;&lt;/value&gt;</text:span></text:p>
      <text:p text:style-name="P4"><text:span text:style-name="T7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<text:soft-page-break/>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<text:tab/>&lt;methodName&gt;jil.openVI&lt;/methodName&gt;</text:p>
      <text:p text:style-name="P5"><text:tab/>&lt;params&gt;</text:p>
      <text:p text:style-name="P5"><text:tab/><text:tab/>&lt;param&gt;&lt;value&gt;&lt;string&gt;vi_path&lt;string&gt;&lt;/value&gt;&lt;/param&gt;</text:p>
      <text:p text:style-name="P5"><text:tab/>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7"><text:tab/><text:tab/>&lt;value&gt;&lt;string&gt;</text:span><text:span text:style-name="T4">”control” o “indicador”</text:span><text:span text:style-name="T7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<text:span text:style-name="T11">RunVI()</text:span></text:h>
      <text:p text:style-name="Text_20_body"><text:span text:style-name="T11"/></text:p>
      <text:p text:style-name="Text_20_body">Sólo funciona en el estado Opened. Devuelve un ACK.</text:p>
      <text:h text:style-name="Heading_20_2" text:outline-level="2">StopVI()</text:h>
      <text:p text:style-name="Text_20_body"/>
      <text:p text:style-name="Text_20_body">Pasa al estado Opened y para el Vi.</text:p>
      <text:h text:style-name="Heading_20_2" text:outline-level="2"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5"><text:soft-page-break/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p text:style-name="Text_20_body"/>
      <text:p text:style-name="Text_20_body"/>
      <text:p text:style-name="Text_20_body"/>
      <text:p text:style-name="Text_20_body"/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<text:soft-page-break/>&lt;value&gt;&lt;int&gt;<text:span text:style-name="T3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7">&lt;value&gt;&lt;string&gt;</text:span><text:span text:style-name="T4">Descriptor de </text:span><text:span text:style-name="T3"><text:s/></text:span><text:span text:style-name="T4">fallo</text:span><text:span text:style-name="T7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7:53:53.95</dc:date>
    <dc:creator>Dictino Chaos</dc:creator>
    <meta:editing-duration>PT12H51M50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7" meta:paragraph-count="181" meta:word-count="1233" meta:character-count="8283"/>
  </office:meta>
</office:document-meta>
</file>